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EntityImpl.getPortletApplication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Preferenc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EntityImpl.getPortletWindow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PortletEntityImpl( PortletApplicationEntity pae , CopletInstance cid , PortletDefinition pd , Portal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EntityImpl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tityImpl.getPortl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getDescription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tity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letEntityImpl.setPortletDefinition( PortletDefinition portl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rtletEntityImpl.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